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uleur texte menu : 695841</text:p>
      <text:p text:style-name="Standard">couleur fond page 1 : ec4c3b (avec petit bruit blanc en bas si tu veux).</text:p>
      <text:p text:style-name="Standard">Bleu projets : 8dcbcd</text:p>
      <text:p text:style-name="Standard">blanc de base : f4efeb</text:p>
      <text:p text:style-name="Standard">gris pratique : 272727</text:p>
      <text:p text:style-name="Standard">rouge pratique : b52727</text:p>
      <text:p text:style-name="Standard">police : century schoolbook pour le men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21:03:37</meta:creation-date>
    <dc:date>2013-01-22T21:16:15</dc:date>
    <meta:editing-duration>P0D</meta:editing-duration>
    <meta:editing-cycles>1</meta:editing-cycles>
    <meta:document-statistic meta:table-count="0" meta:image-count="0" meta:object-count="0" meta:page-count="1" meta:paragraph-count="7" meta:word-count="44" meta:character-count="227" meta:non-whitespace-character-count="190"/>
    <meta:generator>LibreOffice/3.5$Linux_X86_64 LibreOffice_project/350m1$Build-2</meta:generator>
  </office:meta>
</office:document-meta>
</file>